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27.019cm" fo:margin-left="0.04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7.525cm"/>
    </style:style>
    <style:style style:name="Taula1.B" style:family="table-column">
      <style:table-column-properties style:column-width="5.05cm"/>
    </style:style>
    <style:style style:name="Taula1.C" style:family="table-column">
      <style:table-column-properties style:column-width="5.052cm"/>
    </style:style>
    <style:style style:name="Taula1.D" style:family="table-column">
      <style:table-column-properties style:column-width="5.773cm"/>
    </style:style>
    <style:style style:name="Taula1.E" style:family="table-column">
      <style:table-column-properties style:column-width="0.721cm"/>
    </style:style>
    <style:style style:name="Taula1.F" style:family="table-column">
      <style:table-column-properties style:column-width="0.732cm"/>
    </style:style>
    <style:style style:name="Taula1.I" style:family="table-column">
      <style:table-column-properties style:column-width="0.723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ula1.A2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I2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3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I3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11" style:family="table-row">
      <style:table-row-properties fo:background-color="transparent" fo:keep-together="auto">
        <style:background-image/>
      </style:table-row-properties>
    </style:style>
    <style:style style:name="Taula1.A11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I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language="ca" fo:country="ES"/>
    </style:style>
    <style:style style:name="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4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6b4271" style:font-size-asian="10pt" style:font-size-complex="10pt"/>
    </style:style>
    <style:style style:name="P5" style:family="paragraph" style:parent-style-name="Header">
      <style:text-properties fo:color="#000000" style:font-name="Calibri" fo:font-size="8pt" fo:language="ca" fo:country="ES" officeooo:rsid="007b1eb4" officeooo:paragraph-rsid="006b4271" style:letter-kerning="true" style:font-name-asian="SimSun1" style:font-size-asian="8pt" style:language-asian="zh" style:country-asian="CN" style:font-name-complex="Calibri" style:font-size-complex="8pt" style:language-complex="hi" style:country-complex="IN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color="#000000" style:font-name="Calibri" fo:font-size="8pt" fo:language="ca" fo:country="ES" officeooo:rsid="007b1eb4" officeooo:paragraph-rsid="006b4271" style:letter-kerning="true" style:font-name-asian="SimSun1" style:font-size-asian="8pt" style:language-asian="zh" style:country-asian="CN" style:font-name-complex="Calibri" style:font-size-complex="8pt" style:language-complex="hi" style:country-complex="IN"/>
    </style:style>
    <style:style style:name="P7" style:family="paragraph" style:parent-style-name="LO-normal">
      <style:paragraph-properties style:line-height-at-least="0.176cm" style:snap-to-layout-grid="false"/>
      <style:text-properties fo:color="#000000" style:font-name="Calibri" fo:font-size="9pt" fo:language="ca" fo:country="ES" officeooo:rsid="007b4aa8" officeooo:paragraph-rsid="007b4aa8" style:font-name-asian="Arial" style:font-size-asian="9pt" style:font-name-complex="Calibri"/>
    </style:style>
    <style:style style:name="P8" style:family="paragraph" style:parent-style-name="LO-normal">
      <style:paragraph-properties style:line-height-at-least="0.176cm" style:snap-to-layout-grid="false"/>
      <style:text-properties fo:color="#000000" style:font-name="Calibri" fo:font-size="9pt" fo:language="ca" fo:country="ES" officeooo:rsid="007a51b1" officeooo:paragraph-rsid="007a51b1" style:font-name-asian="Arial" style:font-size-asian="9pt" style:font-name-complex="Calibri"/>
    </style:style>
    <style:style style:name="P9" style:family="paragraph" style:parent-style-name="LO-normal">
      <style:paragraph-properties style:line-height-at-least="0.176cm" style:snap-to-layout-grid="false"/>
      <style:text-properties fo:color="#000000" style:font-name="Calibri" fo:font-size="9pt" fo:language="ca" fo:country="ES" officeooo:rsid="007b1eb4" officeooo:paragraph-rsid="007b1eb4" style:font-name-asian="Arial" style:font-size-asian="9pt" style:font-name-complex="Calibri"/>
    </style:style>
    <style:style style:name="P10" style:family="paragraph" style:parent-style-name="LO-normal">
      <style:paragraph-properties style:line-height-at-least="0.176cm" style:snap-to-layout-grid="false"/>
      <style:text-properties fo:color="#000000" style:font-name="Calibri" fo:font-size="9pt" fo:language="ca" fo:country="ES" officeooo:rsid="008096c1" officeooo:paragraph-rsid="008096c1" style:font-name-asian="Arial" style:font-size-asian="9pt" style:font-name-complex="Calibri"/>
    </style:style>
    <style:style style:name="P11" style:family="paragraph" style:parent-style-name="LO-normal">
      <style:paragraph-properties style:line-height-at-least="0.176cm" style:snap-to-layout-grid="false"/>
      <style:text-properties style:font-name="Calibri" fo:font-size="9pt" fo:language="ca" fo:country="ES" officeooo:rsid="008096c1" officeooo:paragraph-rsid="008096c1" style:font-name-asian="Arial" style:font-size-asian="9pt" style:font-name-complex="Calibri"/>
    </style:style>
    <style:style style:name="P12" style:family="paragraph" style:parent-style-name="LO-normal1">
      <style:paragraph-properties style:line-height-at-least="0.176cm" style:snap-to-layout-grid="false"/>
      <style:text-properties style:font-name="Calibri" fo:font-size="9pt" fo:language="ca" fo:country="ES" officeooo:rsid="008efa0e" officeooo:paragraph-rsid="008efa0e" style:font-name-asian="Arial" style:font-size-asian="9pt" style:font-name-complex="Calibri"/>
    </style:style>
    <style:style style:name="P13" style:family="paragraph" style:parent-style-name="LO-normal1">
      <style:paragraph-properties style:line-height-at-least="0.176cm" style:snap-to-layout-grid="false"/>
      <style:text-properties style:font-name="Calibri" fo:font-size="9pt" fo:language="ca" fo:country="ES" officeooo:rsid="00903a05" officeooo:paragraph-rsid="00903a05" style:font-name-asian="Arial" style:font-size-asian="9pt" style:font-name-complex="Calibri"/>
    </style:style>
    <style:style style:name="P14" style:family="paragraph" style:parent-style-name="LO-normal1">
      <style:paragraph-properties style:line-height-at-least="0.176cm" style:snap-to-layout-grid="false"/>
      <style:text-properties style:font-name="Calibri" fo:font-size="9pt" fo:language="ca" fo:country="ES" fo:font-weight="bold" officeooo:rsid="008efa0e" officeooo:paragraph-rsid="008efa0e" style:font-name-asian="Arial" style:font-size-asian="9pt" style:font-weight-asian="bold" style:font-name-complex="Calibri" style:font-weight-complex="bold"/>
    </style:style>
    <style:style style:name="P15" style:family="paragraph" style:parent-style-name="LO-normal1">
      <style:paragraph-properties style:line-height-at-least="0.176cm" style:snap-to-layout-grid="false"/>
      <style:text-properties style:use-window-font-color="true" style:font-name="Calibri" fo:font-size="9pt" fo:language="ca" fo:country="ES" fo:font-weight="normal" officeooo:rsid="008eb269" officeooo:paragraph-rsid="008efa0e" style:letter-kerning="true" style:font-name-asian="SimSun1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6" style:family="paragraph" style:parent-style-name="LO-normal1">
      <style:paragraph-properties style:line-height-at-least="0.176cm" style:snap-to-layout-grid="false"/>
      <style:text-properties style:use-window-font-color="true" style:font-name="Calibri" fo:font-size="9pt" fo:language="ca" fo:country="ES" fo:font-weight="normal" officeooo:rsid="00903a05" officeooo:paragraph-rsid="00903a05" style:letter-kerning="true" style:font-name-asian="SimSun1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7" style:family="paragraph" style:parent-style-name="Table_20_Contents">
      <style:paragraph-properties style:line-height-at-least="0.176cm" style:snap-to-layout-grid="false"/>
      <style:text-properties style:font-name="Calibri" fo:font-size="9pt" fo:language="ca" fo:country="ES" officeooo:rsid="007a51b1" officeooo:paragraph-rsid="007a51b1" fo:background-color="#ffffff" style:font-size-asian="9pt" style:font-name-complex="Calibri"/>
    </style:style>
    <style:style style:name="P18" style:family="paragraph" style:parent-style-name="Table_20_Contents">
      <style:paragraph-properties style:line-height-at-least="0.176cm" style:snap-to-layout-grid="false"/>
      <style:text-properties style:font-name="Calibri" fo:font-size="9pt" fo:language="ca" fo:country="ES" officeooo:rsid="008eb269" officeooo:paragraph-rsid="008eb269" style:font-size-asian="9pt" style:font-name-complex="Calibri"/>
    </style:style>
    <style:style style:name="P19" style:family="paragraph" style:parent-style-name="Table_20_Contents">
      <style:paragraph-properties style:line-height-at-least="0.176cm" style:snap-to-layout-grid="false"/>
      <style:text-properties fo:color="#000000" style:font-name="Calibri" fo:font-size="9pt" fo:language="ca" fo:country="ES" officeooo:rsid="007a51b1" officeooo:paragraph-rsid="007a51b1" style:font-size-asian="9pt" style:font-name-complex="Calibri"/>
    </style:style>
    <style:style style:name="P20" style:family="paragraph" style:parent-style-name="Table_20_Contents">
      <style:paragraph-properties style:snap-to-layout-grid="false"/>
      <style:text-properties fo:color="#000000" style:font-name="Calibri" fo:font-size="9pt" fo:language="ca" fo:country="ES" officeooo:rsid="008096c1" officeooo:paragraph-rsid="008096c1" style:font-name-asian="Arial" style:font-size-asian="9pt" style:font-name-complex="Calibri"/>
    </style:style>
    <style:style style:name="P21" style:family="paragraph" style:parent-style-name="Table_20_Contents">
      <style:paragraph-properties style:line-height-at-least="0.176cm" style:snap-to-layout-grid="false"/>
      <style:text-properties style:use-window-font-color="true" style:font-name="Calibri" fo:font-size="9pt" fo:language="ca" fo:country="ES" officeooo:rsid="00895ff8" officeooo:paragraph-rsid="00895ff8" style:letter-kerning="true" style:font-name-asian="SimSun1" style:font-size-asian="9pt" style:language-asian="zh" style:country-asian="CN" style:font-name-complex="Calibri" style:font-size-complex="12pt" style:language-complex="hi" style:country-complex="IN"/>
    </style:style>
    <style:style style:name="P22" style:family="paragraph" style:parent-style-name="Table_20_Contents">
      <style:paragraph-properties style:line-height-at-least="0.176cm" style:snap-to-layout-grid="false"/>
      <style:text-properties style:use-window-font-color="true" style:font-name="Calibri" fo:font-size="9pt" fo:language="ca" fo:country="ES" officeooo:rsid="008afaa6" officeooo:paragraph-rsid="008afaa6" style:letter-kerning="true" style:font-name-asian="SimSun1" style:font-size-asian="9pt" style:language-asian="zh" style:country-asian="CN" style:font-name-complex="Calibri" style:font-size-complex="12pt" style:language-complex="hi" style:country-complex="IN"/>
    </style:style>
    <style:style style:name="P23" style:family="paragraph" style:parent-style-name="Text_20_body">
      <style:paragraph-properties fo:margin-top="0cm" fo:margin-bottom="0cm" loext:contextual-spacing="false" style:line-height-at-least="0.176cm" style:snap-to-layout-grid="false"/>
      <style:text-properties style:font-name="Calibri" fo:font-size="9pt" fo:language="ca" fo:country="ES" officeooo:rsid="007981a4" officeooo:paragraph-rsid="007981a4" style:font-size-asian="9pt" style:font-name-complex="Calibri"/>
    </style:style>
    <style:style style:name="P24" style:family="paragraph" style:parent-style-name="Text_20_body">
      <style:paragraph-properties fo:margin-top="0cm" fo:margin-bottom="0cm" loext:contextual-spacing="false" style:line-height-at-least="0.176cm" style:snap-to-layout-grid="false"/>
      <style:text-properties style:font-name="Calibri" fo:font-size="9pt" fo:language="ca" fo:country="ES" officeooo:rsid="008d8b21" officeooo:paragraph-rsid="008d8b21" style:font-size-asian="9pt" style:font-name-complex="Calibri"/>
    </style:style>
    <style:style style:name="P25" style:family="paragraph" style:parent-style-name="Text_20_body">
      <loext:graphic-properties draw:fill="solid" draw:fill-color="#ffffff" draw:opacity="100%"/>
      <style:paragraph-properties fo:margin-top="0cm" fo:margin-bottom="0cm" loext:contextual-spacing="false" style:line-height-at-least="0.176cm" fo:background-color="#ffffff" style:snap-to-layout-grid="false"/>
      <style:text-properties style:font-name="Calibri" fo:font-size="9pt" fo:language="ca" fo:country="ES" officeooo:rsid="008d8b21" officeooo:paragraph-rsid="008d8b21" style:font-size-asian="9pt" style:font-name-complex="Calibri"/>
    </style:style>
    <style:style style:name="P26" style:family="paragraph" style:parent-style-name="Text_20_body">
      <loext:graphic-properties draw:fill="solid" draw:fill-color="#ffffff" draw:opacity="100%"/>
      <style:paragraph-properties fo:margin-top="0cm" fo:margin-bottom="0cm" loext:contextual-spacing="false" style:line-height-at-least="0.176cm" fo:background-color="#ffffff" style:snap-to-layout-grid="false"/>
      <style:text-properties style:font-name="Calibri" fo:font-size="9pt" fo:language="ca" fo:country="ES" officeooo:rsid="008d8b21" officeooo:paragraph-rsid="008d8b21" fo:background-color="#ffffff" style:font-size-asian="9pt" style:font-name-complex="Calibri"/>
    </style:style>
    <style:style style:name="P27" style:family="paragraph" style:parent-style-name="Text_20_body">
      <style:paragraph-properties fo:margin-top="0cm" fo:margin-bottom="0cm" loext:contextual-spacing="false" style:line-height-at-least="0.176cm" style:snap-to-layout-grid="false"/>
      <style:text-properties fo:color="#000000" style:font-name="Calibri" fo:font-size="9pt" fo:language="ca" fo:country="ES" officeooo:rsid="008096c1" officeooo:paragraph-rsid="008096c1" style:font-name-asian="Arial" style:font-size-asian="9pt" style:font-name-complex="Calibri"/>
    </style:style>
    <style:style style:name="P28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rsid="008efa0e" officeooo:paragraph-rsid="008efa0e" style:font-size-asian="9pt" style:font-name-complex="Calibri"/>
    </style:style>
    <style:style style:name="P29" style:family="paragraph" style:parent-style-name="Text_20_body">
      <style:paragraph-properties fo:margin-top="0cm" fo:margin-bottom="0cm" loext:contextual-spacing="false" style:line-height-at-least="0.176cm" style:snap-to-layout-grid="false"/>
      <style:text-properties fo:color="#000000" style:font-name="Calibri" fo:font-size="9pt" fo:language="ca" fo:country="ES" officeooo:rsid="00786cf8" officeooo:paragraph-rsid="00786cf8" style:font-size-asian="9pt" style:font-name-complex="Calibri"/>
    </style:style>
    <style:style style:name="P30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rsid="00903a05" officeooo:paragraph-rsid="00903a05" style:font-size-asian="9pt" style:font-name-complex="Calibri"/>
    </style:style>
    <style:style style:name="P31" style:family="paragraph" style:parent-style-name="Text_20_body">
      <style:paragraph-properties fo:margin-top="0cm" fo:margin-bottom="0cm" loext:contextual-spacing="false" style:line-height-at-least="0.176cm" style:snap-to-layout-grid="false"/>
      <style:text-properties fo:language="ca" fo:country="ES" officeooo:rsid="007981a4" officeooo:paragraph-rsid="007981a4"/>
    </style:style>
    <style:style style:name="P32" style:family="paragraph" style:parent-style-name="Text_20_body">
      <style:paragraph-properties fo:margin-top="0cm" fo:margin-bottom="0cm" loext:contextual-spacing="false" style:line-height-at-least="0.176cm" style:snap-to-layout-grid="false"/>
      <style:text-properties fo:language="ca" fo:country="ES" officeooo:rsid="007a51b1" officeooo:paragraph-rsid="007a51b1"/>
    </style:style>
    <style:style style:name="P33" style:family="paragraph" style:parent-style-name="Header" style:master-page-name="_31_">
      <style:paragraph-properties style:page-number="auto"/>
      <style:text-properties fo:color="#000000" style:font-name="Calibri" fo:font-size="8pt" fo:language="ca" fo:country="ES" officeooo:rsid="007b1eb4" officeooo:paragraph-rsid="007cbba4" style:letter-kerning="true" style:font-name-asian="SimSun1" style:font-size-asian="8pt" style:language-asian="zh" style:country-asian="CN" style:font-name-complex="Calibri" style:font-size-complex="8pt" style:language-complex="hi" style:country-complex="IN"/>
    </style:style>
    <style:style style:name="P34" style:family="paragraph" style:parent-style-name="competencias">
      <style:text-properties fo:language="ca" fo:country="ES"/>
    </style:style>
    <style:style style:name="P35" style:family="paragraph" style:parent-style-name="competencias">
      <style:paragraph-properties fo:text-align="start" style:justify-single-word="false"/>
      <style:text-properties fo:language="ca" fo:country="ES"/>
    </style:style>
    <style:style style:name="P36" style:family="paragraph" style:parent-style-name="competencias">
      <style:text-properties style:use-window-font-color="true" style:font-name="Calibri" fo:font-size="9pt" fo:language="ca" fo:country="ES" officeooo:rsid="0088758a" style:letter-kerning="true" style:font-name-asian="SimSun1" style:font-size-asian="9pt" style:language-asian="zh" style:country-asian="CN" style:font-name-complex="Calibri" style:font-size-complex="12pt" style:language-complex="hi" style:country-complex="IN"/>
    </style:style>
    <style:style style:name="P37" style:family="paragraph" style:parent-style-name="_33__20_gris">
      <style:text-properties fo:language="ca" fo:country="ES"/>
    </style:style>
    <style:style style:name="P38" style:family="paragraph" style:parent-style-name="_33__20_gris">
      <style:text-properties fo:language="ca" fo:country="ES" officeooo:rsid="007b1eb4" officeooo:paragraph-rsid="007b1eb4"/>
    </style:style>
    <style:style style:name="P39" style:family="paragraph" style:parent-style-name="_33__20_gris">
      <style:text-properties fo:language="ca" fo:country="ES" officeooo:rsid="00671d5f" officeooo:paragraph-rsid="00671d5f"/>
    </style:style>
    <style:style style:name="P40" style:family="paragraph" style:parent-style-name="_33__20_gris">
      <style:text-properties style:use-window-font-color="true" style:font-name="Calibri" fo:font-size="9pt" fo:language="ca" fo:country="ES" fo:font-weight="bold" officeooo:rsid="00671d5f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41" style:family="paragraph" style:parent-style-name="_33__20_gris">
      <style:text-properties style:use-window-font-color="true" style:font-name="Calibri" fo:font-size="9pt" fo:language="ca" fo:country="ES" fo:font-weight="bold" officeooo:rsid="00671d5f" officeooo:paragraph-rsid="00671d5f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42" style:family="paragraph" style:parent-style-name="_33__20_gris">
      <style:text-properties style:use-window-font-color="true" style:font-name="Calibri" fo:font-size="9pt" fo:language="ca" fo:country="ES" fo:font-weight="bold" officeooo:rsid="0081b421" officeooo:paragraph-rsid="0081b421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43" style:family="paragraph" style:parent-style-name="_33__20_gris">
      <style:text-properties fo:font-size="9pt" fo:language="ca" fo:country="ES" officeooo:rsid="00671d5f" officeooo:paragraph-rsid="00671d5f" style:font-size-asian="9pt" style:font-size-complex="9pt"/>
    </style:style>
    <style:style style:name="P44" style:family="paragraph" style:parent-style-name="_31__20_cabecera">
      <style:text-properties fo:language="ca" fo:country="ES"/>
    </style:style>
    <style:style style:name="P45" style:family="paragraph" style:parent-style-name="Pa5">
      <style:paragraph-properties style:snap-to-layout-grid="false"/>
      <style:text-properties fo:color="#000000" style:font-name="Calibri" fo:font-size="9pt" fo:language="ca" fo:country="ES" officeooo:rsid="007b2651" officeooo:paragraph-rsid="007b2651" style:font-name-asian="Calibri" style:font-size-asian="9pt" style:font-name-complex="Calibri"/>
    </style:style>
    <style:style style:name="P46" style:family="paragraph" style:parent-style-name="Pa5">
      <style:paragraph-properties style:snap-to-layout-grid="false"/>
      <style:text-properties fo:color="#000000" style:font-name="Calibri" fo:font-size="9pt" fo:language="ca" fo:country="ES" officeooo:rsid="007a51b1" officeooo:paragraph-rsid="007a51b1" style:font-name-asian="Calibri" style:font-size-asian="9pt" style:font-name-complex="Calibri"/>
    </style:style>
    <style:style style:name="P47" style:family="paragraph" style:parent-style-name="Standard">
      <style:paragraph-properties style:line-height-at-least="0.176cm" fo:text-align="start" style:justify-single-word="false" style:text-autospace="none" style:snap-to-layout-grid="false"/>
      <style:text-properties style:font-name="Calibri" fo:font-size="9pt" fo:language="ca" fo:country="ES" officeooo:rsid="00868252" officeooo:paragraph-rsid="00868252" style:font-name-asian="ZUHCBF+ArialMT" style:font-size-asian="9pt" style:font-name-complex="Calibri"/>
    </style:style>
    <style:style style:name="P48" style:family="paragraph" style:parent-style-name="Standard">
      <style:paragraph-properties style:line-height-at-least="0.176cm" style:text-autospace="none" style:snap-to-layout-grid="false"/>
      <style:text-properties style:font-name="Calibri" fo:font-size="9pt" fo:language="ca" fo:country="ES" officeooo:rsid="00868252" officeooo:paragraph-rsid="00868252" style:font-name-asian="ZUHCBF+ArialMT" style:font-size-asian="9pt" style:font-name-complex="Calibri"/>
    </style:style>
    <style:style style:name="P49" style:family="paragraph" style:parent-style-name="Standard">
      <style:paragraph-properties style:line-height-at-least="0.176cm" style:text-autospace="none" style:snap-to-layout-grid="false"/>
      <style:text-properties style:font-name="Calibri" fo:font-size="9pt" fo:language="ca" fo:country="ES" officeooo:rsid="0083af42" officeooo:paragraph-rsid="0083af42" style:font-name-asian="ZUHCBF+ArialMT" style:font-size-asian="9pt" style:font-name-complex="Calibri"/>
    </style:style>
    <style:style style:name="P50" style:family="paragraph" style:parent-style-name="Standard">
      <style:paragraph-properties style:line-height-at-least="0.176cm" fo:hyphenation-ladder-count="no-limit" style:snap-to-layout-grid="false">
        <style:tab-stops>
          <style:tab-stop style:position="31.939cm"/>
          <style:tab-stop style:position="32.203cm"/>
        </style:tab-stops>
      </style:paragraph-properties>
      <style:text-properties style:font-name="Calibri" fo:font-size="9pt" fo:language="ca" fo:country="ES" officeooo:rsid="00895ff8" officeooo:paragraph-rsid="00895ff8" style:font-size-asian="9pt" style:font-name-complex="Calibri" fo:hyphenate="true" fo:hyphenation-remain-char-count="2" fo:hyphenation-push-char-count="2"/>
    </style:style>
    <style:style style:name="P51" style:family="paragraph" style:parent-style-name="Standard">
      <style:paragraph-properties style:line-height-at-least="0.176cm" fo:hyphenation-ladder-count="no-limit" style:snap-to-layout-grid="false">
        <style:tab-stops>
          <style:tab-stop style:position="31.939cm"/>
          <style:tab-stop style:position="32.203cm"/>
        </style:tab-stops>
      </style:paragraph-properties>
      <style:text-properties style:font-name="Calibri" fo:font-size="9pt" fo:language="ca" fo:country="ES" officeooo:rsid="008d79fb" officeooo:paragraph-rsid="008d79fb" style:font-size-asian="9pt" style:font-name-complex="Calibri" fo:hyphenate="true" fo:hyphenation-remain-char-count="2" fo:hyphenation-push-char-count="2"/>
    </style:style>
    <style:style style:name="P52" style:family="paragraph" style:parent-style-name="Standard">
      <style:paragraph-properties style:line-height-at-least="0.176cm" fo:hyphenation-ladder-count="no-limit" style:snap-to-layout-grid="false"/>
      <style:text-properties style:font-name="Calibri" fo:font-size="9pt" fo:language="ca" fo:country="ES" officeooo:rsid="008eb269" officeooo:paragraph-rsid="008eb269" style:font-size-asian="9pt" style:font-name-complex="Calibri" fo:hyphenate="true" fo:hyphenation-remain-char-count="2" fo:hyphenation-push-char-count="2"/>
    </style:style>
    <style:style style:name="P53" style:family="paragraph" style:parent-style-name="Standard">
      <style:paragraph-properties style:line-height-at-least="0.176cm" fo:hyphenation-ladder-count="no-limit" style:snap-to-layout-grid="false">
        <style:tab-stops>
          <style:tab-stop style:position="31.939cm"/>
          <style:tab-stop style:position="32.203cm"/>
        </style:tab-stops>
      </style:paragraph-properties>
      <style:text-properties style:font-name="Calibri" fo:font-size="9pt" fo:language="ca" fo:country="ES" officeooo:rsid="0088758a" officeooo:paragraph-rsid="0088758a" style:font-size-asian="9pt" style:font-name-complex="Calibri" fo:hyphenate="true" fo:hyphenation-remain-char-count="2" fo:hyphenation-push-char-count="2"/>
    </style:style>
    <style:style style:name="P54" style:family="paragraph" style:parent-style-name="Standard">
      <style:paragraph-properties style:line-height-at-least="0.176cm" fo:text-align="start" style:justify-single-word="false" style:snap-to-layout-grid="false"/>
      <style:text-properties style:font-name="Calibri" fo:font-size="9pt" fo:language="ca" fo:country="ES" officeooo:rsid="0081b421" officeooo:paragraph-rsid="0081b421" style:font-name-asian="Arial" style:font-size-asian="9pt" style:font-name-complex="Calibri"/>
    </style:style>
    <style:style style:name="P55" style:family="paragraph" style:parent-style-name="Standard">
      <style:paragraph-properties style:line-height-at-least="0.176cm" fo:text-align="start" style:justify-single-word="false" style:snap-to-layout-grid="false"/>
      <style:text-properties style:font-name="Calibri" fo:font-size="9pt" fo:language="ca" fo:country="ES" officeooo:rsid="00851527" officeooo:paragraph-rsid="00851527" style:font-name-asian="Arial" style:font-size-asian="9pt" style:font-name-complex="Calibri"/>
    </style:style>
    <style:style style:name="P56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fo:language="ca" fo:country="ES" officeooo:rsid="00851527" officeooo:paragraph-rsid="00851527" style:font-name-asian="Arial" style:font-size-asian="9pt" style:font-name-complex="Calibri"/>
    </style:style>
    <style:style style:name="P57" style:family="paragraph" style:parent-style-name="Standard">
      <style:paragraph-properties style:line-height-at-least="0.176cm" fo:text-align="start" style:justify-single-word="false" style:snap-to-layout-grid="false"/>
      <style:text-properties style:font-name="Calibri" fo:font-size="9pt" fo:language="ca" fo:country="ES" officeooo:rsid="00869cfa" officeooo:paragraph-rsid="00869cfa" style:font-name-asian="Arial" style:font-size-asian="9pt" style:font-name-complex="Calibri"/>
    </style:style>
    <style:style style:name="P58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fo:language="ca" fo:country="ES" officeooo:rsid="00869cfa" officeooo:paragraph-rsid="00869cfa" style:font-name-asian="Arial" style:font-size-asian="9pt" style:font-name-complex="Calibri"/>
    </style:style>
    <style:style style:name="P59" style:family="paragraph" style:parent-style-name="Standard">
      <style:paragraph-properties style:line-height-at-least="0.176cm" fo:text-align="start" style:justify-single-word="false" style:text-autospace="none" style:snap-to-layout-grid="false"/>
      <style:text-properties fo:language="ca" fo:country="ES" officeooo:rsid="0081e941" officeooo:paragraph-rsid="0081e941"/>
    </style:style>
    <style:style style:name="P60" style:family="paragraph" style:parent-style-name="Standard">
      <style:paragraph-properties style:line-height-at-least="0.176cm" fo:hyphenation-ladder-count="no-limit" style:snap-to-layout-grid="false"/>
      <style:text-properties style:use-window-font-color="true" style:font-name="Calibri" fo:font-size="9pt" fo:language="ca" fo:country="ES" officeooo:rsid="008eb269" officeooo:paragraph-rsid="008eb269" style:letter-kerning="true" style:font-name-asian="SimSun1" style:font-size-asian="9pt" style:language-asian="zh" style:country-asian="CN" style:font-name-complex="Calibri" style:font-size-complex="12pt" style:language-complex="hi" style:country-complex="IN" fo:hyphenate="true" fo:hyphenation-remain-char-count="2" fo:hyphenation-push-char-count="2"/>
    </style:style>
    <style:style style:name="P61" style:family="paragraph" style:parent-style-name="Standard">
      <style:paragraph-properties style:line-height-at-least="0.176cm" fo:hyphenation-ladder-count="no-limit" style:snap-to-layout-grid="false">
        <style:tab-stops>
          <style:tab-stop style:position="31.939cm"/>
          <style:tab-stop style:position="32.203cm"/>
        </style:tab-stops>
      </style:paragraph-properties>
      <style:text-properties style:use-window-font-color="true" style:font-name="Calibri" fo:font-size="9pt" fo:language="ca" fo:country="ES" officeooo:rsid="0088758a" officeooo:paragraph-rsid="00895ff8" style:letter-kerning="true" style:font-name-asian="SimSun1" style:font-size-asian="9pt" style:language-asian="zh" style:country-asian="CN" style:font-name-complex="Calibri" style:font-size-complex="12pt" style:language-complex="hi" style:country-complex="IN" fo:hyphenate="true" fo:hyphenation-remain-char-count="2" fo:hyphenation-push-char-count="2"/>
    </style:style>
    <style:style style:name="P62" style:family="paragraph" style:parent-style-name="Standard">
      <style:paragraph-properties style:line-height-at-least="0.176cm" fo:hyphenation-ladder-count="no-limit" style:snap-to-layout-grid="false">
        <style:tab-stops>
          <style:tab-stop style:position="31.939cm"/>
          <style:tab-stop style:position="32.203cm"/>
        </style:tab-stops>
      </style:paragraph-properties>
      <style:text-properties style:use-window-font-color="true" style:font-name="Calibri" fo:font-size="9pt" fo:language="ca" fo:country="ES" officeooo:rsid="00895ff8" officeooo:paragraph-rsid="00895ff8" style:letter-kerning="true" style:font-name-asian="SimSun1" style:font-size-asian="9pt" style:language-asian="zh" style:country-asian="CN" style:font-name-complex="Calibri" style:font-size-complex="12pt" style:language-complex="hi" style:country-complex="IN" fo:hyphenate="true" fo:hyphenation-remain-char-count="2" fo:hyphenation-push-char-count="2"/>
    </style:style>
    <style:style style:name="P63" style:family="paragraph" style:parent-style-name="Standard">
      <style:paragraph-properties style:line-height-at-least="0.176cm" style:text-autospace="none" style:snap-to-layout-grid="false"/>
      <style:text-properties style:use-window-font-color="true" style:font-name="Calibri" fo:font-size="9pt" fo:language="ca" fo:country="ES" officeooo:rsid="00851527" officeooo:paragraph-rsid="00868252" style:letter-kerning="true" style:font-name-asian="Arial" style:font-size-asian="9pt" style:language-asian="zh" style:country-asian="CN" style:font-name-complex="Calibri" style:font-size-complex="12pt" style:language-complex="hi" style:country-complex="IN"/>
    </style:style>
    <style:style style:name="P64" style:family="paragraph" style:parent-style-name="Standard">
      <style:paragraph-properties style:line-height-at-least="0.176cm" style:text-autospace="none" style:snap-to-layout-grid="false"/>
      <style:text-properties style:use-window-font-color="true" style:font-name="Calibri" fo:font-size="9pt" fo:language="ca" fo:country="ES" officeooo:rsid="00851527" officeooo:paragraph-rsid="00869cfa" style:letter-kerning="true" style:font-name-asian="Arial" style:font-size-asian="9pt" style:language-asian="zh" style:country-asian="CN" style:font-name-complex="Calibri" style:font-size-complex="12pt" style:language-complex="hi" style:country-complex="IN"/>
    </style:style>
    <style:style style:name="P65" style:family="paragraph" style:parent-style-name="Standard">
      <style:paragraph-properties style:snap-to-layout-grid="false"/>
      <style:text-properties fo:color="#000000" style:font-name="Calibri" fo:font-size="9pt" fo:language="ca" fo:country="ES" officeooo:rsid="007b1eb4" officeooo:paragraph-rsid="007b1eb4" style:font-size-asian="9pt" style:font-name-complex="Calibri"/>
    </style:style>
    <style:style style:name="P66" style:family="paragraph" style:parent-style-name="Standard">
      <style:paragraph-properties style:snap-to-layout-grid="false"/>
      <style:text-properties fo:color="#000000" style:font-name="Calibri" fo:font-size="9pt" fo:language="ca" fo:country="ES" officeooo:rsid="00786cf8" officeooo:paragraph-rsid="00786cf8" style:font-size-asian="9pt" style:font-name-complex="Calibri"/>
    </style:style>
    <style:style style:name="P67" style:family="paragraph" style:parent-style-name="Standard">
      <style:paragraph-properties style:line-height-at-least="0.176cm" fo:text-align="center" style:justify-single-word="false" style:text-autospace="none" style:snap-to-layout-grid="false"/>
      <style:text-properties fo:color="#ffffff" style:font-name="Calibri" fo:font-size="12pt" fo:language="ca" fo:country="ES" officeooo:rsid="00783515" officeooo:paragraph-rsid="0080debb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68" style:family="paragraph" style:parent-style-name="Standard">
      <style:text-properties fo:font-size="9pt" fo:language="ca" fo:country="ES" style:font-size-asian="7.84999990463257pt" style:font-size-complex="9pt"/>
    </style:style>
    <style:style style:name="P69" style:family="paragraph" style:parent-style-name="Standard">
      <style:paragraph-properties fo:margin-top="0cm" fo:margin-bottom="0cm" loext:contextual-spacing="false" style:line-height-at-least="0.176cm" style:snap-to-layout-grid="false"/>
      <style:text-properties style:font-name="Calibri" fo:font-size="9pt" fo:language="ca" fo:country="ES" officeooo:rsid="008d79fb" officeooo:paragraph-rsid="008d79fb" style:font-size-asian="9pt" style:font-name-complex="Calibri"/>
    </style:style>
    <style:style style:name="P70" style:family="paragraph" style:parent-style-name="Standard">
      <style:paragraph-properties fo:margin-top="0cm" fo:margin-bottom="0cm" loext:contextual-spacing="false" style:line-height-at-least="0.176cm" fo:hyphenation-ladder-count="no-limit" style:snap-to-layout-grid="false"/>
      <style:text-properties style:use-window-font-color="true" style:font-name="Calibri" fo:font-size="9pt" fo:language="ca" fo:country="ES" officeooo:rsid="008d8b21" officeooo:paragraph-rsid="008d8b21" style:letter-kerning="true" style:font-name-asian="SimSun1" style:font-size-asian="9pt" style:language-asian="zh" style:country-asian="CN" style:font-name-complex="Calibri" style:font-size-complex="12pt" style:language-complex="hi" style:country-complex="IN" fo:hyphenate="true" fo:hyphenation-remain-char-count="2" fo:hyphenation-push-char-count="2"/>
    </style:style>
    <style:style style:name="P71" style:family="paragraph" style:parent-style-name="Standard">
      <style:paragraph-properties fo:margin-top="0cm" fo:margin-bottom="0cm" loext:contextual-spacing="false" style:line-height-at-least="0.176cm" style:snap-to-layout-grid="false"/>
      <style:text-properties style:use-window-font-color="true" style:font-name="Calibri" fo:font-size="9pt" fo:language="ca" fo:country="ES" fo:font-weight="normal" officeooo:rsid="008d79fb" officeooo:paragraph-rsid="008d8b21" style:letter-kerning="true" style:font-name-asian="SimSun1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font-name="Calibri" fo:font-size="12pt" fo:language="ca" fo:country="ES" officeooo:rsid="007b1eb4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3" style:family="text">
      <style:text-properties fo:color="#000000" style:font-name="Calibri" fo:font-size="9pt" style:font-size-asian="9pt" style:font-name-complex="Calibri"/>
    </style:style>
    <style:style style:name="T4" style:family="text">
      <style:text-properties style:font-name="Calibri" fo:font-size="9pt" style:font-size-asian="9pt" style:font-name-complex="Calibri"/>
    </style:style>
    <style:style style:name="T5" style:family="text">
      <style:text-properties style:font-name="Calibri" fo:font-size="9pt" officeooo:rsid="007a51b1" style:font-size-asian="9pt" style:font-name-complex="Calibri"/>
    </style:style>
    <style:style style:name="T6" style:family="text">
      <style:text-properties style:font-name="Calibri" fo:font-size="9pt" style:font-name-asian="ZUHCBF+ArialMT" style:font-size-asian="9pt" style:font-name-complex="Calibri"/>
    </style:style>
    <style:style style:name="T7" style:family="text">
      <style:text-properties style:font-name="Calibri" fo:font-size="9pt" officeooo:rsid="008281a0" style:font-name-asian="ZUHCBF+ArialMT" style:font-size-asian="9pt" style:font-name-complex="Calibri"/>
    </style:style>
    <style:style style:name="T8" style:family="text">
      <style:text-properties style:text-position="super 58%"/>
    </style:style>
    <style:style style:name="T9" style:family="text">
      <style:text-properties officeooo:rsid="00783515"/>
    </style:style>
    <style:style style:name="T10" style:family="text">
      <style:text-properties officeooo:rsid="007981a4"/>
    </style:style>
    <style:style style:name="T11" style:family="text">
      <style:text-properties officeooo:rsid="007b1eb4"/>
    </style:style>
    <style:style style:name="T12" style:family="text">
      <style:text-properties officeooo:rsid="007b4aa8"/>
    </style:style>
    <style:style style:name="T13" style:family="text">
      <style:text-properties officeooo:rsid="0080debb"/>
    </style:style>
    <style:style style:name="T14" style:family="text">
      <style:text-properties officeooo:rsid="00815e3a"/>
    </style:style>
    <style:style style:name="T15" style:family="text">
      <style:text-properties officeooo:rsid="0083af42"/>
    </style:style>
    <style:style style:name="T16" style:family="text">
      <style:text-properties officeooo:rsid="00851527"/>
    </style:style>
    <style:style style:name="T17" style:family="text">
      <style:text-properties officeooo:rsid="00895ff8"/>
    </style:style>
    <style:style style:name="T18" style:family="text">
      <style:text-properties officeooo:rsid="008efa0e"/>
    </style:style>
    <style:style style:name="T19" style:family="text">
      <style:text-properties officeooo:rsid="00922bd5"/>
    </style:style>
    <style:style style:name="T20" style:family="text">
      <style:text-properties officeooo:rsid="009302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ompetències Clau: CC</text:p>
      <text:p text:style-name="P5">1. Competència en comunicació lingüística CCLI</text:p>
      <text:p text:style-name="P5">2. Competència matemàtica i competència bàsica en ciència i tecnologia CMCT</text:p>
      <text:p text:style-name="P5">3. Competència digital CD</text:p>
      <text:p text:style-name="P5">4. Competència per aprendre a aprendre CAA</text:p>
      <text:p text:style-name="P5">5. Consciència i expressions culturals CEC</text:p>
      <text:p text:style-name="P5">6. Sentit d'iniciativa i esp<text:span text:style-name="T20">e</text:span>rit emprenedor SIEE</text:p>
      <text:p text:style-name="P6">7. Competències socials i cíviques CSC</text:p>
      <text:p text:style-name="P6"/>
      <text:p text:style-name="P6">A: Aconseguit <text:s text:c="2"/>EP: En procés <text:s text:c="2"/>I: Iniciat</text:p>
      <text:p text:style-name="P4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E" table:number-columns-repeated="2"/>
        <table:table-column table:style-name="Taula1.I"/>
        <table:table-row table:style-name="Taula1.1">
          <table:table-cell table:style-name="Taula1.A1" table:number-columns-spanned="9" office:value-type="string">
            <text:p text:style-name="P44">À<text:span text:style-name="T9">MBIT I</text:span>: <text:span text:style-name="T9">EL CONEIXEMENT DE SÍ MATEIX I L’AUTONOMIA PERSONAL <text:s text:c="19"/></text:span>NIVELL: <text:span text:style-name="T13">SEGON CICLE D’EDUCACIÓ INFANT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8">OBJECTIUS</text:p>
          </table:table-cell>
          <table:table-cell table:style-name="Taula1.A2" office:value-type="string">
            <text:p text:style-name="P39">CONTINGUTS</text:p>
          </table:table-cell>
          <table:table-cell table:style-name="Taula1.A2" office:value-type="string">
            <text:p text:style-name="P37">CRITERIS D’AVALUACIÓ</text:p>
          </table:table-cell>
          <table:table-cell table:style-name="Taula1.A2" office:value-type="string">
            <text:p text:style-name="P37">INDICADORS D’ÈXIT</text:p>
          </table:table-cell>
          <table:table-cell table:style-name="Taula1.A2" office:value-type="string">
            <text:p text:style-name="P40">CC</text:p>
          </table:table-cell>
          <table:table-cell table:style-name="Taula1.A2" office:value-type="string">
            <text:p text:style-name="P43">1<text:span text:style-name="T8">r</text:span> T</text:p>
          </table:table-cell>
          <table:table-cell table:style-name="Taula1.A2" office:value-type="string">
            <text:p text:style-name="P43">2<text:span text:style-name="T8">n</text:span> T</text:p>
          </table:table-cell>
          <table:table-cell table:style-name="Taula1.A2" office:value-type="string">
            <text:p text:style-name="P43">3<text:span text:style-name="T8">r</text:span> T</text:p>
          </table:table-cell>
          <table:table-cell table:style-name="Taula1.I2" office:value-type="string">
            <text:p text:style-name="P43">FIN</text:p>
          </table:table-cell>
        </table:table-row>
        <table:table-row table:style-name="Taula1.1">
          <table:table-cell table:style-name="Taula1.A3" table:number-rows-spanned="2" office:value-type="string">
            <text:p text:style-name="P65">1.El coneixement del propi cos i les seues possibilitats d'acció, adquirint de manera progressiva una preci<text:span text:style-name="T19">s</text:span>ió més gran en els gestos i moviments.</text:p>
            <text:p text:style-name="P65"/>
            <text:p text:style-name="P65">2. Descobrir i utilitzar les pròpies possibilitats motrius, sensitives i expressives, adoptant postures i actitus adequades a les diverses activitats.</text:p>
            <text:p text:style-name="P65"/>
            <text:p text:style-name="P65">5. Adquirir coordinació i control dinàmic en el joc, en l'execució de tasques de la vida quotidiana i en les activitats en què haja d'usar objectes amb precisió, d'acord amb el seu desenrotllament evolutiu.</text:p>
            <text:p text:style-name="P65"/>
            <text:p text:style-name="P65">7. Adquirir una progressiva autonomia en les seues activitats habituals.</text:p>
            <text:p text:style-name="P65"/>
            <text:p text:style-name="P65">9. Prendre la iniciativa, planificar i seqüenciar la pròpia acció per a resoldre tasques senzilles i problemes de la vida quotidiana, reconeixent els seus límits i possibilitats, i buscant la col·laboració necessària.</text:p>
          </table:table-cell>
          <table:table-cell table:style-name="Taula1.A3" table:number-rows-spanned="2" office:value-type="string">
            <text:p text:style-name="P66">Bloc 1. La pròpia imatge: a), b).</text:p>
            <text:p text:style-name="P66"/>
            <text:p text:style-name="P66">Bloc 2. El joc i el moviment: a), b), c), d), e), g).</text:p>
            <text:p text:style-name="P66"/>
            <text:p text:style-name="P66">Bloc 3. L’activitat de la vida quotidiana: c)</text:p>
          </table:table-cell>
          <table:table-cell table:style-name="Taula1.A3" table:number-rows-spanned="2" office:value-type="string">
            <text:p text:style-name="P29">1. Utili<text:span text:style-name="T10">t</text:span>zar el cos com <text:span text:style-name="T10">a instrument de relació amb el món i com a vehicle per a descobrir els objectes d’aprenentatge a través de la percepció i de la sensació.</text:span></text:p>
          </table:table-cell>
          <table:table-cell table:style-name="Taula1.A3" office:value-type="string">
            <text:p text:style-name="P23">1.1. Utilitza el cos com a instrument de relació amb el món.</text:p>
            <text:p text:style-name="P23"/>
          </table:table-cell>
          <table:table-cell table:style-name="Taula1.A3" table:number-rows-spanned="2" office:value-type="string">
            <text:p text:style-name="P34"/>
          </table:table-cell>
          <table:table-cell table:style-name="Taula1.A3" table:number-rows-spanned="2" office:value-type="string">
            <text:p text:style-name="P34"/>
          </table:table-cell>
          <table:table-cell table:style-name="Taula1.A3" table:number-rows-spanned="2" office:value-type="string">
            <text:p text:style-name="P34"/>
          </table:table-cell>
          <table:table-cell table:style-name="Taula1.A3" table:number-rows-spanned="2" office:value-type="string">
            <text:p text:style-name="P34"/>
          </table:table-cell>
          <table:table-cell table:style-name="Taula1.I3" table:number-rows-spanned="2" office:value-type="string">
            <text:p text:style-name="P34"/>
          </table:table-cell>
        </table:table-row>
        <table:table-row table:style-name="Taula1.1">
          <table:covered-table-cell/>
          <table:covered-table-cell/>
          <table:covered-table-cell/>
          <table:table-cell table:style-name="Taula1.A3" office:value-type="string">
            <text:p text:style-name="P31"><text:span text:style-name="T4">1.2. Descobrix els objectes </text:span><text:span text:style-name="T5">d’aprenentatge a través de la percepció i de la sensació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6" table:number-rows-spanned="2" office:value-type="string">
            <text:p text:style-name="P45">3. Adquirir progressivament autoconfiança i una imatge ajustada i positiva de sí mateix i identificar les seues característiques i qualitats personals.</text:p>
            <text:p text:style-name="P45"/>
            <text:p text:style-name="P45">4. Respectar les característiques i qualitats de les altres <text:soft-page-break/>persones, acceptant i valorant la varietat de sexes, ètnies, creences o qualsevol altre tret diferenciador.</text:p>
            <text:p text:style-name="P45"/>
            <text:p text:style-name="P45">6. Conéixer, manifestar i explicar els propis sentiments, les emocions i les necessitats, i respectar els dels altres.</text:p>
            <text:p text:style-name="P45"/>
            <text:p text:style-name="P45">10. Desenrotllar actitu<text:span text:style-name="T12">d</text:span>s i hàbi<text:span text:style-name="T12">t</text:span>s de col·laboració i ajuda articulant el seu propi comportament amb les necessitats, demandes, requeriments i explicacions dels altres.</text:p>
          </table:table-cell>
          <table:table-cell table:style-name="Taula1.B6" table:number-rows-spanned="2" office:value-type="string">
            <text:p text:style-name="P46">Bloc 1. El cos i la pròpia imatge: d), e)</text:p>
            <text:p text:style-name="P46"/>
            <text:p text:style-name="P46">Bloc 2. El joc i el moviment: f)</text:p>
          </table:table-cell>
          <table:table-cell table:style-name="Taula1.C6" table:number-rows-spanned="2" office:value-type="string">
            <text:p text:style-name="P19">2. Aplicar unes actituds bàsiques per a la convivència en les interaccions humanes que repercutisquen en un ajut de la pròpia imatge corporal.</text:p>
          </table:table-cell>
          <table:table-cell table:style-name="Taula1.D5" office:value-type="string">
            <text:p text:style-name="P17">2.1. Aplica actituds bàsiques per a la convivència en les interaccions humanes.</text:p>
          </table:table-cell>
          <table:table-cell table:style-name="Taula1.E5" office:value-type="string">
            <text:p text:style-name="P34"/>
          </table:table-cell>
          <table:table-cell table:style-name="Taula1.F5" office:value-type="string">
            <text:p text:style-name="P34"/>
          </table:table-cell>
          <table:table-cell table:style-name="Taula1.G5" office:value-type="string">
            <text:p text:style-name="P34"/>
          </table:table-cell>
          <table:table-cell table:style-name="Taula1.H5" office:value-type="string">
            <text:p text:style-name="P34"/>
          </table:table-cell>
          <table:table-cell table:style-name="Taula1.I5" office:value-type="string">
            <text:p text:style-name="P34"/>
          </table:table-cell>
        </table:table-row>
        <table:table-row table:style-name="Taula1.1">
          <table:covered-table-cell/>
          <table:covered-table-cell/>
          <table:covered-table-cell/>
          <table:table-cell table:style-name="Taula1.D6" office:value-type="string">
            <text:p text:style-name="P32"><text:span text:style-name="T3">2.2. Aplica unes actituds bàsiques en la convivència de les interrelacions humanes que repercutisquen en un ajust de la </text:span><text:soft-page-break/><text:span text:style-name="T3">pròpia imatge corporal.</text:span></text:p>
          </table:table-cell>
          <table:table-cell table:style-name="Taula1.E6" office:value-type="string">
            <text:p text:style-name="P34"/>
          </table:table-cell>
          <table:table-cell table:style-name="Taula1.F6" office:value-type="string">
            <text:p text:style-name="P34"/>
          </table:table-cell>
          <table:table-cell table:style-name="Taula1.G6" office:value-type="string">
            <text:p text:style-name="P34"/>
          </table:table-cell>
          <table:table-cell table:style-name="Taula1.H6" office:value-type="string">
            <text:p text:style-name="P34"/>
          </table:table-cell>
          <table:table-cell table:style-name="Taula1.I6" office:value-type="string">
            <text:p text:style-name="P34"/>
          </table:table-cell>
        </table:table-row>
        <table:table-row table:style-name="Taula1.1">
          <table:table-cell table:style-name="Taula1.A8" table:number-rows-spanned="2" office:value-type="string">
            <text:p text:style-name="P7">8. Adquirir hàbits relacionats amb el benestar, la seguretat personal, la higiene i la salut, així com d'ordre, constància i organització relacionats amb les diverses tasques.</text:p>
          </table:table-cell>
          <table:table-cell table:style-name="Taula1.B8" table:number-rows-spanned="2" office:value-type="string">
            <text:p text:style-name="P8">Bloc 1. El cos i la pròpia imatge: c)</text:p>
            <text:p text:style-name="P8"/>
            <text:p text:style-name="P8">Bloc 3. L’activitat i la vida quotidiana: <text:span text:style-name="T11">b).</text:span></text:p>
            <text:p text:style-name="P8"/>
            <text:p text:style-name="P9">Bloc 4. L’atenció personal i la salut: Tot.</text:p>
            <text:p text:style-name="P8"/>
          </table:table-cell>
          <table:table-cell table:style-name="Taula1.C8" table:number-rows-spanned="2" office:value-type="string">
            <text:p text:style-name="P11">3. Tindre cura del cos i de la higiene corporal, fonamentant hàbits i actituds que ajuden a mantindre una adequada salut mental física.</text:p>
          </table:table-cell>
          <table:table-cell table:style-name="Taula1.D8" office:value-type="string">
            <text:p text:style-name="P27">3.1. Té cura del cos i de la higiene corporal.</text:p>
            <text:p text:style-name="P27"/>
          </table:table-cell>
          <table:table-cell table:style-name="Taula1.E8" table:number-rows-spanned="2" office:value-type="string">
            <text:p text:style-name="P34"/>
          </table:table-cell>
          <table:table-cell table:style-name="Taula1.F8" table:number-rows-spanned="2" office:value-type="string">
            <text:p text:style-name="P34"/>
          </table:table-cell>
          <table:table-cell table:style-name="Taula1.G8" table:number-rows-spanned="2" office:value-type="string">
            <text:p text:style-name="P34"/>
          </table:table-cell>
          <table:table-cell table:style-name="Taula1.H8" table:number-rows-spanned="2" office:value-type="string">
            <text:p text:style-name="P34"/>
          </table:table-cell>
          <table:table-cell table:style-name="Taula1.I8" table:number-rows-spanned="2" office:value-type="string">
            <text:p text:style-name="P34"/>
          </table:table-cell>
        </table:table-row>
        <table:table-row table:style-name="Taula1.1">
          <table:covered-table-cell/>
          <table:covered-table-cell/>
          <table:covered-table-cell/>
          <table:table-cell table:style-name="Taula1.D8" office:value-type="string">
            <text:p text:style-name="P27">3.2. Fomenta hàbits i actituds que ajuden a mantindre una adequada salut mental i físic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10" table:number-rows-spanned="2" office:value-type="string">
            <text:p text:style-name="P20">3. Adquirir progressivament autoconfiança i una imatge ajustada i positiva de sí mateix i identificar les seues característiques i qualitats personals.</text:p>
            <text:p text:style-name="P20"/>
            <text:p text:style-name="P20">4. Respectar les característiques i qualitats de les altres persones acceptant i valorant la varietat de sexes, ètnies, creences o qualsevol altre tret diferenciador.</text:p>
          </table:table-cell>
          <table:table-cell table:style-name="Taula1.B10" table:number-rows-spanned="2" office:value-type="string">
            <text:p text:style-name="P10">Bloc 3. L'activitat i la vida quotidiana: a), c).</text:p>
          </table:table-cell>
          <table:table-cell table:style-name="Taula1.C10" table:number-rows-spanned="2" office:value-type="string">
            <text:p text:style-name="P27">4. Donar mostra del coneixement personal en la construcció de la identitat i en la pertinença a un grup social, manifestant sentiments i normes de relació social.</text:p>
          </table:table-cell>
          <table:table-cell table:style-name="Taula1.D9" office:value-type="string">
            <text:p text:style-name="P27">4.1. Dóna mostra del coneixement personal en la construcció de la identitat i en la pertinença a un grup social.</text:p>
            <text:p text:style-name="P27"/>
          </table:table-cell>
          <table:table-cell table:style-name="Taula1.E9" office:value-type="string">
            <text:p text:style-name="P34"/>
          </table:table-cell>
          <table:table-cell table:style-name="Taula1.F9" office:value-type="string">
            <text:p text:style-name="P34"/>
          </table:table-cell>
          <table:table-cell table:style-name="Taula1.G9" office:value-type="string">
            <text:p text:style-name="P34"/>
          </table:table-cell>
          <table:table-cell table:style-name="Taula1.H9" office:value-type="string">
            <text:p text:style-name="P34"/>
          </table:table-cell>
          <table:table-cell table:style-name="Taula1.I9" office:value-type="string">
            <text:p text:style-name="P34"/>
          </table:table-cell>
        </table:table-row>
        <table:table-row table:style-name="Taula1.1">
          <table:covered-table-cell/>
          <table:covered-table-cell/>
          <table:covered-table-cell/>
          <table:table-cell table:style-name="Taula1.D10" office:value-type="string">
            <text:p text:style-name="P27">4.2. Manifesta sentiments i normes de relació social.</text:p>
          </table:table-cell>
          <table:table-cell table:style-name="Taula1.E10" office:value-type="string">
            <text:p text:style-name="P34"/>
          </table:table-cell>
          <table:table-cell table:style-name="Taula1.F10" office:value-type="string">
            <text:p text:style-name="P34"/>
          </table:table-cell>
          <table:table-cell table:style-name="Taula1.G10" office:value-type="string">
            <text:p text:style-name="P34"/>
          </table:table-cell>
          <table:table-cell table:style-name="Taula1.H10" office:value-type="string">
            <text:p text:style-name="P34"/>
          </table:table-cell>
          <table:table-cell table:style-name="Taula1.I10" office:value-type="string">
            <text:p text:style-name="P34"/>
          </table:table-cell>
        </table:table-row>
        <table:table-row table:style-name="Taula1.11">
          <table:table-cell table:style-name="Taula1.A11" table:number-columns-spanned="9" office:value-type="string">
            <text:p text:style-name="P67"><text:span text:style-name="T14">À</text:span>MBIT II. EL MEDI FÍSIC, NATURAL, SOCIAL I CULTURAL <text:s text:c="19"/>NIVELL: <text:span text:style-name="T13">SEGON CICLE D’EDUCACIÓ INFANT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1">
          <table:table-cell table:style-name="Taula1.A2" office:value-type="string">
            <text:p text:style-name="P42">OBJECTIUS</text:p>
          </table:table-cell>
          <table:table-cell table:style-name="Taula1.A2" office:value-type="string">
            <text:p text:style-name="P41">CONTINGUTS</text:p>
          </table:table-cell>
          <table:table-cell table:style-name="Taula1.A2" office:value-type="string">
            <text:p text:style-name="P40">CRITERIS D’AVALUACIÓ</text:p>
          </table:table-cell>
          <table:table-cell table:style-name="Taula1.A2" office:value-type="string">
            <text:p text:style-name="P40">INDICADORS D’ÈXIT</text:p>
          </table:table-cell>
          <table:table-cell table:style-name="Taula1.A2" office:value-type="string">
            <text:p text:style-name="P40">CC</text:p>
          </table:table-cell>
          <table:table-cell table:style-name="Taula1.A2" office:value-type="string">
            <text:p text:style-name="P41">1<text:span text:style-name="T8">r</text:span> T</text:p>
          </table:table-cell>
          <table:table-cell table:style-name="Taula1.A2" office:value-type="string">
            <text:p text:style-name="P41">2<text:span text:style-name="T8">n</text:span> T</text:p>
          </table:table-cell>
          <table:table-cell table:style-name="Taula1.A2" office:value-type="string">
            <text:p text:style-name="P41">3<text:span text:style-name="T8">r</text:span> T</text:p>
          </table:table-cell>
          <table:table-cell table:style-name="Taula1.I2" office:value-type="string">
            <text:p text:style-name="P41">FIN</text:p>
          </table:table-cell>
        </table:table-row>
        <table:table-row table:style-name="Taula1.1">
          <table:table-cell table:style-name="Taula1.A3" table:number-rows-spanned="9" office:value-type="string">
            <text:p text:style-name="P54">11. Conèixer, representar i anomenar, a partir de l'observació, la descripció, la manipulació, i el joc, els objectes de al vida quotidiana amb formes geomètriques planes: cercle, quadrat, rectangle i triangle i formes geomètriques <text:s/>de volum: esfera i cub.</text:p>
            <text:p text:style-name="P54"/>
            <text:p text:style-name="P54">12. Iniciar-se en les habilitats numèriques bàsiques, la noció de quantitat i la noció d'ordre dels object<text:span text:style-name="T16">e</text:span>s.</text:p>
            <text:p text:style-name="P54"/>
            <text:p text:style-name="P54"><text:soft-page-break/>13. Aprendre a utilitzar adequadament instruments, utensilis, ferramentes i màquines senzilles i resoldre problemes pràctics en el marc tècnic de la seua cultura.</text:p>
            <text:p text:style-name="P54"/>
            <text:p text:style-name="P54">14. Identificar algunes de les propietats més significatives dels elements del seu entorn immediat i mediat establint-hi relacions qualitatives i quantitatives que induïsquen a organ<text:span text:style-name="T15">i</text:span>tzar i comprendre progressivame<text:span text:style-name="T15">n</text:span>t el món on viu.</text:p>
          </table:table-cell>
          <table:table-cell table:style-name="Taula1.A3" table:number-rows-spanned="9" office:value-type="string">
            <text:p text:style-name="P54">Bloc 1. Medi físic: Elements, relacions i mesura.</text:p>
          </table:table-cell>
          <table:table-cell table:style-name="Taula1.A3" table:number-rows-spanned="9" office:value-type="string">
            <text:p text:style-name="P59"><text:span text:style-name="T6">1. Actuar sobre els objecte</text:span><text:span text:style-name="T7">s</text:span><text:span text:style-name="T6">, discriminar-los, agrupar-los, classificar-los i ordenar-los segons semblances i diferències observables, quantificar i ordenar col·leccions, fer raonaments numèrics en tasques quotidianes i en la resolució de problemes senzills.</text:span></text:p>
          </table:table-cell>
          <table:table-cell table:style-name="Taula1.A3" office:value-type="string">
            <text:p text:style-name="P47">1.1. Actua sobre els objectes.</text:p>
            <text:p text:style-name="P47"/>
          </table:table-cell>
          <table:table-cell table:style-name="Taula1.A3" table:number-rows-spanned="9" office:value-type="string">
            <text:p text:style-name="P35"/>
          </table:table-cell>
          <table:table-cell table:style-name="Taula1.A3" table:number-rows-spanned="9" office:value-type="string">
            <text:p text:style-name="P35"/>
          </table:table-cell>
          <table:table-cell table:style-name="Taula1.A3" table:number-rows-spanned="9" office:value-type="string">
            <text:p text:style-name="P35"/>
          </table:table-cell>
          <table:table-cell table:style-name="Taula1.A3" table:number-rows-spanned="9" office:value-type="string">
            <text:p text:style-name="P35"/>
          </table:table-cell>
          <table:table-cell table:style-name="Taula1.I3" table:number-rows-spanned="9" office:value-type="string">
            <text:p text:style-name="P35"/>
          </table:table-cell>
        </table:table-row>
        <table:table-row table:style-name="Taula1.1">
          <table:covered-table-cell/>
          <table:covered-table-cell/>
          <table:covered-table-cell/>
          <table:table-cell table:style-name="Taula1.A3" office:value-type="string">
            <text:p text:style-name="P47">1.2. Discrimina els objectes.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covered-table-cell/>
          <table:covered-table-cell/>
          <table:covered-table-cell/>
          <table:table-cell table:style-name="Taula1.A3" office:value-type="string">
            <text:p text:style-name="P47">1.3. Agrupa els objectes.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covered-table-cell/>
          <table:covered-table-cell/>
          <table:covered-table-cell/>
          <table:table-cell table:style-name="Taula1.A3" office:value-type="string">
            <text:p text:style-name="P47">1.4. Classifica els objectes.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covered-table-cell/>
          <table:covered-table-cell/>
          <table:covered-table-cell/>
          <table:table-cell table:style-name="Taula1.A3" office:value-type="string">
            <text:p text:style-name="P47">1.5. Ordena els objectes segons semblances i diferències.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covered-table-cell/>
          <table:covered-table-cell/>
          <table:covered-table-cell/>
          <table:table-cell table:style-name="Taula1.A3" office:value-type="string">
            <text:p text:style-name="P47">1.6. Quantifica col·leccions.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covered-table-cell/>
          <table:covered-table-cell/>
          <table:covered-table-cell/>
          <table:table-cell table:style-name="Taula1.A3" office:value-type="string">
            <text:p text:style-name="P47">1.7. Ordena col·leccions.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covered-table-cell/>
          <table:covered-table-cell/>
          <table:covered-table-cell/>
          <table:table-cell table:style-name="Taula1.A3" office:value-type="string">
            <text:p text:style-name="P47">1.8. Fa raonaments numèrics en tasques quotidianes.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covered-table-cell/>
          <table:covered-table-cell/>
          <table:covered-table-cell/>
          <table:table-cell table:style-name="Taula1.A3" office:value-type="string">
            <text:p text:style-name="P47">1.9. Fa resolucions de problemes senzills.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3" table:number-rows-spanned="2" office:value-type="string">
            <text:p text:style-name="P55">5. Explorar i observar el seu entorn familiar, social i natural, per a la planificació i l'ordenació de la seua acció en funció de la informació rebuda o percebuda.</text:p>
            <text:p text:style-name="P55"/>
            <text:p text:style-name="P55">7. Valorar la importància del medi físic, natural, social i cultural, per mitjà de la manifestació d'actituds de respecte i la intervenció en la seua cura, segons les seues possibilitats.</text:p>
            <text:p text:style-name="P55"/>
            <text:p text:style-name="P55">8. Conèixer i apreciar festes, tradicions i altres manifestacions culturals de l'entorn a què pertany mostrant actituds de respecte, interés i participació.</text:p>
            <text:p text:style-name="P55"/>
            <text:p text:style-name="P55">9. Mostrant interés i curiositat pels canvis a què estan sotmesos els elements de l'entorn per a identificar alguns factors que els influïxen.</text:p>
            <text:p text:style-name="P55"/>
            <text:p text:style-name="P55">10. Descobrir aquells elements físics, naturals, socials i culturals a que a través de les TIC amplien el coneixement del món a què pertany.</text:p>
            <text:p text:style-name="P55"/>
            <text:p text:style-name="P55">13. Aprendre a utilitzar adequadament instruments, uttensilis, ferramentes i màquines per a realitzar activitats senzilles i resoldre problemes pràctics en el marc tècnic de la seua cultura.</text:p>
            <text:p text:style-name="P55"><text:soft-page-break/></text:p>
            <text:p text:style-name="P55">14. Identificar algunes de les propietats més significatives dels elements del seu entorn immediat i mediat establint-hi relacions qualitatives i quantitatives que influïsquen a organitzar i comprendre progressivament el món on viu.</text:p>
          </table:table-cell>
          <table:table-cell table:style-name="Taula1.A3" table:number-rows-spanned="2" office:value-type="string">
            <text:p text:style-name="P56">Bloc 2. L'acostament a la naturalesa</text:p>
          </table:table-cell>
          <table:table-cell table:style-name="Taula1.A3" table:number-rows-spanned="2" office:value-type="string">
            <text:p text:style-name="P49">2. Utilitzar el coneixement del medi físic, natural, social i cultural com a marc en què estan situats els objectes d'aprenentatge amb què interactua i aplicar actituds de respecte i afecte en les relacions amb estos.</text:p>
          </table:table-cell>
          <table:table-cell table:style-name="Taula1.D23" office:value-type="string">
            <text:p text:style-name="P48">2.1. Utilitza el coneixement del medi físic, natural, social i cultural com a marc en què estan situats els objectes d'aprenentatge amb què interactua.</text:p>
            <text:p text:style-name="P48"/>
          </table:table-cell>
          <table:table-cell table:style-name="Taula1.E25" table:number-rows-spanned="2" office:value-type="string">
            <text:p text:style-name="P34"/>
          </table:table-cell>
          <table:table-cell table:style-name="Taula1.F25" table:number-rows-spanned="2" office:value-type="string">
            <text:p text:style-name="P34"/>
          </table:table-cell>
          <table:table-cell table:style-name="Taula1.G25" table:number-rows-spanned="2" office:value-type="string">
            <text:p text:style-name="P34"/>
          </table:table-cell>
          <table:table-cell table:style-name="Taula1.H25" table:number-rows-spanned="2" office:value-type="string">
            <text:p text:style-name="P34"/>
          </table:table-cell>
          <table:table-cell table:style-name="Taula1.I25" table:number-rows-spanned="2" office:value-type="string">
            <text:p text:style-name="P34"/>
          </table:table-cell>
        </table:table-row>
        <table:table-row table:style-name="Taula1.1">
          <table:covered-table-cell/>
          <table:covered-table-cell/>
          <table:covered-table-cell/>
          <table:table-cell table:style-name="Taula1.D23" office:value-type="string">
            <text:p text:style-name="P48">2.2. Aplica actituds de respecte i afecte en les relacions amb es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1">
          <table:table-cell table:style-name="Taula1.A3" table:number-rows-spanned="2" office:value-type="string">
            <text:p text:style-name="P57">1. Adquirir, a través de la relació amb els altres, una progressiva autonomia personal.</text:p>
            <text:p text:style-name="P57"/>
            <text:p text:style-name="P57">2. Relacionar-se amb els altres i aprendre les pautes elementals de convivència.</text:p>
            <text:p text:style-name="P57"/>
            <text:p text:style-name="P57">3. Conèixer les normes i formes de comportament social dels grups amb què interactua i establir-hi vincles fluids de relació interpersonal.</text:p>
            <text:p text:style-name="P57"/>
            <text:p text:style-name="P57">4. Actuar cada vegada de forma més autònoma en les seues activitats més habituals a fi d'adquirir progressivament seguretat afectiva i emocional per a desenrotllar les seues capacitats d'iniciativa i auto-confiança.</text:p>
            <text:p text:style-name="P57"/>
            <text:p text:style-name="P57">6. Establir relacions amb els adults i amb els seus iguals que responguen als sentiments d'afecte que li expressen i ser capaços de respectar la diversitat i desenrotllar actituds d'ajuda i col·laboració.</text:p>
          </table:table-cell>
          <table:table-cell table:style-name="Taula1.A3" table:number-rows-spanned="2" office:value-type="string">
            <text:p text:style-name="P58">Bloc 3. La cultura i la vida en societat</text:p>
          </table:table-cell>
          <table:table-cell table:style-name="Taula1.A3" table:number-rows-spanned="2" office:value-type="string">
            <text:p text:style-name="P63">3. Conèixer els grups humans que formen part de la nostra societat a què pertany, aplicar normes socials de respecte i afecte a les relacions amb estos.</text:p>
          </table:table-cell>
          <table:table-cell table:style-name="Taula1.A3" office:value-type="string">
            <text:p text:style-name="P64">3.1. Coneix els grups humans que formen part de la nostra societat a què pertany.</text:p>
            <text:p text:style-name="P64"/>
          </table:table-cell>
          <table:table-cell table:style-name="Taula1.E25" table:number-rows-spanned="2" office:value-type="string">
            <text:p text:style-name="P34"/>
          </table:table-cell>
          <table:table-cell table:style-name="Taula1.F25" table:number-rows-spanned="2" office:value-type="string">
            <text:p text:style-name="P34"/>
          </table:table-cell>
          <table:table-cell table:style-name="Taula1.G25" table:number-rows-spanned="2" office:value-type="string">
            <text:p text:style-name="P34"/>
          </table:table-cell>
          <table:table-cell table:style-name="Taula1.H25" table:number-rows-spanned="2" office:value-type="string">
            <text:p text:style-name="P34"/>
          </table:table-cell>
          <table:table-cell table:style-name="Taula1.I25" table:number-rows-spanned="2" office:value-type="string">
            <text:p text:style-name="P34"/>
          </table:table-cell>
        </table:table-row>
        <table:table-row table:style-name="Taula1.11">
          <table:covered-table-cell/>
          <table:covered-table-cell/>
          <table:covered-table-cell/>
          <table:table-cell table:style-name="Taula1.A3" office:value-type="string">
            <text:p text:style-name="P64">3.2. Aplica normes socials de respecte i afecte en les relacions amb es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1">
          <table:table-cell table:style-name="Taula1.A11" table:number-columns-spanned="9" office:value-type="string">
            <text:p text:style-name="P67"><text:span text:style-name="T14">À</text:span>MBIT III. LLENGUATGES: COMUNICACIÓ I REPRESENTACIÓ <text:s text:c="19"/>NIVELL: <text:span text:style-name="T13">SEGON CICLE D’EDUCACIÓ INFANT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1">
          <table:table-cell table:style-name="Taula1.A2" office:value-type="string">
            <text:p text:style-name="P42">OBJECTIUS</text:p>
          </table:table-cell>
          <table:table-cell table:style-name="Taula1.A2" office:value-type="string">
            <text:p text:style-name="P41">CONTINGUTS</text:p>
          </table:table-cell>
          <table:table-cell table:style-name="Taula1.A2" office:value-type="string">
            <text:p text:style-name="P40">CRITERIS D’AVALUACIÓ</text:p>
          </table:table-cell>
          <table:table-cell table:style-name="Taula1.A2" office:value-type="string">
            <text:p text:style-name="P40">INDICADORS D’ÈXIT</text:p>
          </table:table-cell>
          <table:table-cell table:style-name="Taula1.A2" office:value-type="string">
            <text:p text:style-name="P40">CC</text:p>
          </table:table-cell>
          <table:table-cell table:style-name="Taula1.A2" office:value-type="string">
            <text:p text:style-name="P41">1<text:span text:style-name="T8">r</text:span> T</text:p>
          </table:table-cell>
          <table:table-cell table:style-name="Taula1.A2" office:value-type="string">
            <text:p text:style-name="P41">2<text:span text:style-name="T8">n</text:span> T</text:p>
          </table:table-cell>
          <table:table-cell table:style-name="Taula1.A2" office:value-type="string">
            <text:p text:style-name="P41">3<text:span text:style-name="T8">r</text:span> T</text:p>
          </table:table-cell>
          <table:table-cell table:style-name="Taula1.I2" office:value-type="string">
            <text:p text:style-name="P41">FIN</text:p>
          </table:table-cell>
        </table:table-row>
        <table:table-row table:style-name="Taula1.1">
          <table:table-cell table:style-name="Taula1.A3" table:number-rows-spanned="2" office:value-type="string">
            <text:p text:style-name="P53">2. Conèixer els diferents llenguatges i aplicar tècniques perquè desenrotllen la imaginació i la creativitat.</text:p>
            <text:p text:style-name="P53"/>
            <text:p text:style-name="P53">3. Utilitzar les distintes formes de representació per expressar i comunicar situacions, accions, desitjos i sentiments coneguts viscuts o imaginats.</text:p>
            <text:p text:style-name="P53"/>
            <text:p text:style-name="P53">6. Expressar sentiments, desitjos i idees per mitjà de l'expressió artística a través dels distints llenguatges.</text:p>
            <text:p text:style-name="P53"><text:soft-page-break/></text:p>
            <text:p text:style-name="P53">7. Interpretar i produir imatges com a forma de comunicació i de gaudi, a la fi de descobrir i identificar els elements bàsics de l'expressió artística.</text:p>
            <text:p text:style-name="P53"/>
          </table:table-cell>
          <table:table-cell table:style-name="Taula1.A3" table:number-rows-spanned="2" office:value-type="string">
            <text:p text:style-name="P61">Bloc 4. Llenguatge audiovisual i tecnologi<text:span text:style-name="T17">es</text:span> <text:span text:style-name="T17">d</text:span>e la informació i comunicació: d), e), g), h).</text:p>
            <text:p text:style-name="P61"/>
            <text:p text:style-name="P62">Bloc 5. Llenguatge plàstic: a)</text:p>
          </table:table-cell>
          <table:table-cell table:style-name="Taula1.A3" table:number-rows-spanned="2" office:value-type="string">
            <text:p text:style-name="P21">1. Expressar-se i comunicar-se utilitzant mitjans, materials i tècniques propis dels diferents llenguatges artístics i audiovisuals, mostrant interés per explorar les seues possibilitats, per gaudir amb les seues produccions i per compartir amb els altres les experiències estètiques i comunicatives.</text:p>
            <text:p text:style-name="P21"><text:soft-page-break/></text:p>
          </table:table-cell>
          <table:table-cell table:style-name="Taula1.A3" office:value-type="string">
            <text:p text:style-name="P21">1.1. S'expressa i se comunica utilitzant mitjans materials i tècniques propis dels diferents llenguatges artístics i audiovisuals.</text:p>
            <text:p text:style-name="P21"/>
          </table:table-cell>
          <table:table-cell table:style-name="Taula1.A3" table:number-rows-spanned="2" office:value-type="string">
            <text:p text:style-name="P36"/>
          </table:table-cell>
          <table:table-cell table:style-name="Taula1.A3" table:number-rows-spanned="2" office:value-type="string">
            <text:p text:style-name="P36"/>
          </table:table-cell>
          <table:table-cell table:style-name="Taula1.A3" table:number-rows-spanned="2" office:value-type="string">
            <text:p text:style-name="P36"/>
          </table:table-cell>
          <table:table-cell table:style-name="Taula1.A3" table:number-rows-spanned="2" office:value-type="string">
            <text:p text:style-name="P36"/>
          </table:table-cell>
          <table:table-cell table:style-name="Taula1.I3" table:number-rows-spanned="2" office:value-type="string">
            <text:p text:style-name="P36"/>
          </table:table-cell>
        </table:table-row>
        <table:table-row table:style-name="Taula1.1">
          <table:covered-table-cell/>
          <table:covered-table-cell/>
          <table:covered-table-cell/>
          <table:table-cell table:style-name="Taula1.A3" office:value-type="string">
            <text:p text:style-name="P21">1.2. Gaudi i mostra interés per les seues produccions i les comparteix amb els altr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3" table:number-rows-spanned="4" office:value-type="string">
            <text:p text:style-name="P50">3. Utilitzar les distintes formes de representació per a expressar i comunicar situacions, accions, desitjos i sentiments coneguts, viscuts o imaginats.</text:p>
            <text:p text:style-name="P50"/>
            <text:p text:style-name="P51">4. Utilitzar tècniques i recursos bàsics de les distintes formes de representació enriquint les possibilitats comunicatives.</text:p>
          </table:table-cell>
          <table:table-cell table:style-name="Taula1.A3" table:number-rows-spanned="4" office:value-type="string">
            <text:p text:style-name="P62">Bloc 1. Les llengües i els parlants.</text:p>
            <text:p text:style-name="P62"/>
            <text:p text:style-name="P62">Bloc 2. Llenguatge verbal</text:p>
            <text:p text:style-name="P62"/>
            <text:p text:style-name="P62">2.1. Escoltar i conversar: a), b), c), d), e), f), g), j), k).</text:p>
            <text:p text:style-name="P62"/>
            <text:p text:style-name="P62">Bloc 3. Llengua com a instrument d'aprenentatge a), b), f), j), n).</text:p>
            <text:p text:style-name="P62"/>
          </table:table-cell>
          <table:table-cell table:style-name="Taula1.A3" table:number-rows-spanned="4" office:value-type="string">
            <text:p text:style-name="P21">2. Utilitzar les llengües cooficials com a instrument de comunicació, d'expressió, de representació, d'estructuració del pensament, de gaudi, d'aprenentatge i de regulació de la conducta valorant i respectant la diversitat lingüística de la nostra societat.</text:p>
          </table:table-cell>
          <table:table-cell table:style-name="Taula1.A3" office:value-type="string">
            <text:p text:style-name="P22">2.1. Utilitza les llengües cooficials com a instrument de comunicació i d'expressió.</text:p>
            <text:p text:style-name="P22"/>
          </table:table-cell>
          <table:table-cell table:style-name="Taula1.A3" table:number-rows-spanned="4" office:value-type="string">
            <text:p text:style-name="P36"/>
          </table:table-cell>
          <table:table-cell table:style-name="Taula1.A3" table:number-rows-spanned="4" office:value-type="string">
            <text:p text:style-name="P36"/>
          </table:table-cell>
          <table:table-cell table:style-name="Taula1.A3" table:number-rows-spanned="4" office:value-type="string">
            <text:p text:style-name="P36"/>
          </table:table-cell>
          <table:table-cell table:style-name="Taula1.A3" table:number-rows-spanned="4" office:value-type="string">
            <text:p text:style-name="P36"/>
          </table:table-cell>
          <table:table-cell table:style-name="Taula1.I3" table:number-rows-spanned="4" office:value-type="string">
            <text:p text:style-name="P36"/>
          </table:table-cell>
        </table:table-row>
        <table:table-row table:style-name="Taula1.1">
          <table:covered-table-cell/>
          <table:covered-table-cell/>
          <table:covered-table-cell/>
          <table:table-cell table:style-name="Taula1.A3" office:value-type="string">
            <text:p text:style-name="P22">2.2. Utilitza les llengües cooficials com a instrument d'estructuració del pensament i d'aprenentatge.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covered-table-cell/>
          <table:covered-table-cell/>
          <table:covered-table-cell/>
          <table:table-cell table:style-name="Taula1.A3" office:value-type="string">
            <text:p text:style-name="P22">2.3. Utilitza les llengües cooficials per a regular la conducta.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covered-table-cell/>
          <table:covered-table-cell/>
          <table:covered-table-cell/>
          <table:table-cell table:style-name="Taula1.A3" office:value-type="string">
            <text:p text:style-name="P22">2.4. Valora i respecta la diversitat lingüística de la nostra societat.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34" office:value-type="string">
            <text:p text:style-name="P69">2. Conèixer els diferents llenguatges i aplicar tècniques perquè desenrotllen la imaginació i la creativitat.</text:p>
            <text:p text:style-name="P69"/>
            <text:p text:style-name="P69">4. Utilitzar tècniques i recursos bàsics de les distintes formes de representació enriquint les possibilitats comunicatives.</text:p>
            <text:p text:style-name="P69"/>
          </table:table-cell>
          <table:table-cell table:style-name="Taula1.B34" office:value-type="string">
            <text:p text:style-name="P71">Bloc 2. Llenguatge verbal</text:p>
            <text:p text:style-name="P71"/>
            <text:p text:style-name="P71">2.2. Aproximació a la llengua escrita: a), b), d), e), f), g), h), i), j), k), n), o), p), q).</text:p>
            <text:p text:style-name="P71"/>
            <text:p text:style-name="P71">2.3. Aproximació a la literatura: f), h), i), j), k).</text:p>
            <text:p text:style-name="P71"/>
            <text:p text:style-name="P71">Bloc 3: La llengua com a instrument d'aprenentatge: l), m), k).</text:p>
            <text:p text:style-name="P71"/>
          </table:table-cell>
          <table:table-cell table:style-name="Taula1.C34" office:value-type="string">
            <text:p text:style-name="P24">5. Escoltar, comprendre, recitar i representar diferents textos tradicionals i contemporanis com a font de gaudi i d'aprenentatge, valorant el llibre i la biblioteca com a font d'informació, entreteniment i fruïció.</text:p>
          </table:table-cell>
          <table:table-cell table:style-name="Taula1.D34" office:value-type="string">
            <text:p text:style-name="P26">5.1. Escolta, diferents textos tradicionals i contemporanis com a font de gaudi i d'aprenentatge.</text:p>
            <text:p text:style-name="P26"/>
            <text:p text:style-name="P26">5.2. Compren diferents textos tradicionals com a font de gaudi i d'aprenentatge.</text:p>
            <text:p text:style-name="P26"/>
            <text:p text:style-name="P26">5.3. Recita i representa diferents textos tradicionals i contemporanis com a font de gaudi i d'aprenentatge.</text:p>
            <text:p text:style-name="P26"/>
            <text:p text:style-name="P26">5.4. Valora el llibre i altres suports textuals i la biblioteca cm a fonts d'informació, entreteniment i fruïció.</text:p>
            <text:p text:style-name="P26"/>
          </table:table-cell>
          <table:table-cell table:style-name="Taula1.E34" office:value-type="string">
            <text:p text:style-name="P34"/>
          </table:table-cell>
          <table:table-cell table:style-name="Taula1.F34" office:value-type="string">
            <text:p text:style-name="P34"/>
          </table:table-cell>
          <table:table-cell table:style-name="Taula1.G34" office:value-type="string">
            <text:p text:style-name="P34"/>
          </table:table-cell>
          <table:table-cell table:style-name="Taula1.H34" office:value-type="string">
            <text:p text:style-name="P34"/>
          </table:table-cell>
          <table:table-cell table:style-name="Taula1.I34" office:value-type="string">
            <text:p text:style-name="P34"/>
          </table:table-cell>
        </table:table-row>
        <table:table-row table:style-name="Taula1.1">
          <table:table-cell table:style-name="Taula1.A35" office:value-type="string">
            <text:p text:style-name="P70">4. Utilitzar tècniques i recursos bàsics de les distintes formes de representació enriquint les possibilitats comunicatives.</text:p>
            <text:p text:style-name="P70"><text:soft-page-break/></text:p>
          </table:table-cell>
          <table:table-cell table:style-name="Taula1.B35" office:value-type="string">
            <text:p text:style-name="P70">Bloc 2. Llenguatge verbal</text:p>
            <text:p text:style-name="P70"/>
            <text:p text:style-name="P70">2.2. Aproximació a la llengua escrita: <text:soft-page-break/>l), m), r).</text:p>
            <text:p text:style-name="P70"/>
            <text:p text:style-name="P70">2.3. Aproximació a la literatura: a), b), c), d), g).</text:p>
            <text:p text:style-name="P70"/>
            <text:p text:style-name="P70">Bloc 3. La llengua com a instrument d'aprenentatge: i).</text:p>
          </table:table-cell>
          <table:table-cell table:style-name="Taula1.C35" office:value-type="string">
            <text:p text:style-name="P24">6. Iniciar-se en l'ús dels diferents mitjans d'informació i de comunicació sonors, visuals i <text:soft-page-break/>audiovisuals i aprendre a utilitzar-los com a mitjà per desenrotllar les habilitats comunicatives i artístiques i per aprendre a aprendre.</text:p>
          </table:table-cell>
          <table:table-cell table:style-name="Taula1.D35" office:value-type="string">
            <text:p text:style-name="P25">6.1. S'inicia en l'ús dels diferents mitjans d'informació i de comunicació sonors, visuals i audiovisuals.</text:p>
            <text:p text:style-name="P25"><text:soft-page-break/></text:p>
            <text:p text:style-name="P25">6.2. Aprén a utilitzar-los com a mitjà epr desenrotllar les habilitats comunicatives artístiques i per aprendre a aprendre.</text:p>
          </table:table-cell>
          <table:table-cell table:style-name="Taula1.E35" office:value-type="string">
            <text:p text:style-name="P34"/>
          </table:table-cell>
          <table:table-cell table:style-name="Taula1.F35" office:value-type="string">
            <text:p text:style-name="P34"/>
          </table:table-cell>
          <table:table-cell table:style-name="Taula1.G35" office:value-type="string">
            <text:p text:style-name="P34"/>
          </table:table-cell>
          <table:table-cell table:style-name="Taula1.H35" office:value-type="string">
            <text:p text:style-name="P34"/>
          </table:table-cell>
          <table:table-cell table:style-name="Taula1.I35" office:value-type="string">
            <text:p text:style-name="P34"/>
          </table:table-cell>
        </table:table-row>
        <table:table-row table:style-name="Taula1.1">
          <table:table-cell table:style-name="Taula1.A36" office:value-type="string">
            <text:p text:style-name="P60">8. Aplicar hàbits d'higiene i rutines en l'ús del material per al desenrotllament de l'expressió artística, que faciliten la consecució de l'autonomia personal i la col·laboració amb el grup social al que pertanyen.</text:p>
          </table:table-cell>
          <table:table-cell table:style-name="Taula1.B36" office:value-type="string">
            <text:p text:style-name="P52">Bloc 5. El llenguatge plàstic.</text:p>
          </table:table-cell>
          <table:table-cell table:style-name="Taula1.C36" office:value-type="string">
            <text:p text:style-name="P18">9. Manifestar les experiències que va vivint a través del llenguatge plàstic amb precisió, cuidar-lo i netejar-lo i respectar les produccions pròpies i dels altres.</text:p>
          </table:table-cell>
          <table:table-cell table:style-name="Taula1.D36" office:value-type="string">
            <text:p text:style-name="P18">9.1. Manifesta les experiències que va vivint a través del llenguatge plàstic.</text:p>
            <text:p text:style-name="P18"/>
            <text:p text:style-name="P18">9.2. Utilitza el material plàstic amb precisió.</text:p>
            <text:p text:style-name="P18"/>
            <text:p text:style-name="P18">9.3. Cuida i neteja el material plàstic.</text:p>
            <text:p text:style-name="P18"/>
            <text:p text:style-name="P18">9.4. Respecta i <text:span text:style-name="T18">gaudeix</text:span> de les produccions pròpies i dels altres.</text:p>
          </table:table-cell>
          <table:table-cell table:style-name="Taula1.E36" office:value-type="string">
            <text:p text:style-name="P34"/>
          </table:table-cell>
          <table:table-cell table:style-name="Taula1.F36" office:value-type="string">
            <text:p text:style-name="P34"/>
          </table:table-cell>
          <table:table-cell table:style-name="Taula1.G36" office:value-type="string">
            <text:p text:style-name="P34"/>
          </table:table-cell>
          <table:table-cell table:style-name="Taula1.H36" office:value-type="string">
            <text:p text:style-name="P34"/>
          </table:table-cell>
          <table:table-cell table:style-name="Taula1.I36" office:value-type="string">
            <text:p text:style-name="P34"/>
          </table:table-cell>
        </table:table-row>
        <table:table-row table:style-name="Taula1.1">
          <table:table-cell table:style-name="Taula1.A38" office:value-type="string">
            <text:p text:style-name="P28">5. Valorar i apreciar les produccions pròpies, les dels seus companys i algunes de les diverses obres artístiques del patrimoni conegudes per mitjà de TIC o in situ, i donar-los un significat que els aproxime a la comprensió del món cultural a què pertanyen.</text:p>
          </table:table-cell>
          <table:table-cell table:style-name="Taula1.B38" office:value-type="string">
            <text:p text:style-name="P28">Bloc 6. El llenguatge musical.</text:p>
            <text:p text:style-name="P28"/>
            <text:p text:style-name="P28">Bloc 7. El llenguatge corporal: e)</text:p>
          </table:table-cell>
          <table:table-cell table:style-name="Taula1.C38" office:value-type="string">
            <text:p text:style-name="P12">10. Utilitzar l'educació vocal, rítmica, auditiva i d'expressió corporal, per expressar i comunicar el repertori de cultura musical i d'expressió corporal que la societat transmet i descobrir-lo com a mitjà en la busca de la pròpia identitat.</text:p>
          </table:table-cell>
          <table:table-cell table:style-name="Taula1.D38" office:value-type="string">
            <text:p text:style-name="P15">10.1. Utilitza l'educació vocal per a expressar el repertori de cultura musical i d'expressió corporal que la societat transmet.</text:p>
            <text:p text:style-name="P15"/>
            <text:p text:style-name="P15">10.2. Utilitza l'educació rítmica per a exp<text:span text:style-name="T18">re</text:span>ssar el repertori de cultura musical i d'expressió corporal que la societat transmet.</text:p>
            <text:p text:style-name="P15"/>
            <text:p text:style-name="P15">10.3. Utilitza l'educació auditiva per a expressar el repertori de cultura musical i d'expressió corporal que la societat transmet.</text:p>
            <text:p text:style-name="P15"/>
            <text:p text:style-name="P15">10.4. Utilitza l'educació d'expressió corporal per a expressar el repertori de la cultura musical i d'expressió corporal que la societat transmet.</text:p>
            <text:p text:style-name="P15"/>
            <text:p text:style-name="P15">10.5. Descobreix el repertori de cultura <text:soft-page-break/>musical i d'expressió corporal que la societat transmet com a a mitjà en la cerca de la pròpia identitat.</text:p>
            <text:p text:style-name="P14"/>
          </table:table-cell>
          <table:table-cell table:style-name="Taula1.E38" office:value-type="string">
            <text:p text:style-name="P34"/>
            <text:p text:style-name="P34"/>
            <text:p text:style-name="P34"/>
            <text:p text:style-name="P34"/>
            <text:p text:style-name="P34"/>
          </table:table-cell>
          <table:table-cell table:style-name="Taula1.F38" office:value-type="string">
            <text:p text:style-name="Standard"/>
          </table:table-cell>
          <table:table-cell table:style-name="Taula1.G38" office:value-type="string">
            <text:p text:style-name="Standard"/>
          </table:table-cell>
          <table:table-cell table:style-name="Taula1.H38" office:value-type="string">
            <text:p text:style-name="Standard"/>
          </table:table-cell>
          <table:table-cell table:style-name="Taula1.I38" office:value-type="string">
            <text:p text:style-name="Standard"/>
          </table:table-cell>
        </table:table-row>
        <table:table-row table:style-name="Taula1.1">
          <table:table-cell table:style-name="Taula1.A38" office:value-type="string">
            <text:p text:style-name="P30">1. Descobrir, a través dels diferents llenguatges, el seu propi cos i les seues possibilitats d'expressió i comunicació.</text:p>
            <text:p text:style-name="P30"/>
            <text:p text:style-name="P30">2. Conèixer els diferents llenguatges i aplicar tècniques perquè desenrotllen la imaginació i la creativitat.</text:p>
            <text:p text:style-name="P30"/>
            <text:p text:style-name="P30">6. Expressar sentiments, desitjos i idees per mitjà de l'expressió artística a través dels distints llenguatges.</text:p>
          </table:table-cell>
          <table:table-cell table:style-name="Taula1.B38" office:value-type="string">
            <text:p text:style-name="P30">Bloc 7. El llenguatge corporal</text:p>
          </table:table-cell>
          <table:table-cell table:style-name="Taula1.C38" office:value-type="string">
            <text:p text:style-name="P13">11. Expressar, comunicar, crear, compartir i interactuar en la societat en què viu i manifestar la sensibilitat i presa de consciència de sí mateixa en postures, gestos i accions de la vida quotidiana que formen part del llenguatge corporal.</text:p>
          </table:table-cell>
          <table:table-cell table:style-name="Taula1.D38" office:value-type="string">
            <text:p text:style-name="P16">11.1. Expressa i manifesta la sensibilitat i presa de consciència de sí mateix en postures, gestos i accions de la vida quotidiana que formen part del llenguatge corporal.</text:p>
            <text:p text:style-name="P16"/>
            <text:p text:style-name="P16">11.2. Comunica, crea i manifesta la sensibilitat i presa de consciència de sí mateix en postures, gestos i accions de la vida quotidiana que formen part del llenguatge corporal.</text:p>
            <text:p text:style-name="P16"/>
            <text:p text:style-name="P16">11.3. Comparteix i interactura en la societat en què viu i manifesta la sensibilitat i presa de consciència de sí mateix en postures, gestos i accions de la vida quotidiana que formen part del llenguatge corporal.</text:p>
          </table:table-cell>
          <table:table-cell table:style-name="Taula1.E38" office:value-type="string">
            <text:p text:style-name="P34"/>
          </table:table-cell>
          <table:table-cell table:style-name="Taula1.F38" office:value-type="string">
            <text:p text:style-name="Standard"/>
          </table:table-cell>
          <table:table-cell table:style-name="Taula1.G38" office:value-type="string">
            <text:p text:style-name="Standard"/>
          </table:table-cell>
          <table:table-cell table:style-name="Taula1.H38" office:value-type="string">
            <text:p text:style-name="Standard"/>
          </table:table-cell>
          <table:table-cell table:style-name="Taula1.I38" office:value-type="string">
            <text:p text:style-name="Standard"/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SimSun1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Andale Sans UI" style:font-family-asian="'Andale Sans UI', 'Arial Unicode MS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-normal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O-normal1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hidden="true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Standard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Standard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competencias" style:family="paragraph" style:parent-style-name="Table_20_Contents">
      <style:paragraph-properties style:line-height-at-least="0.353cm" fo:text-align="center" style:justify-single-word="false" style:vertical-align="auto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gris" style:family="paragraph" style:parent-style-name="Table_20_Contents">
      <style:paragraph-properties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lbany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Pa5" style:family="paragraph" style:parent-style-name="Standard">
      <style:text-properties fo:color="#000000"/>
    </style:style>
    <style:style style:name="Pa7" style:family="paragraph" style:parent-style-name="Standard">
      <style:text-properties fo:color="#000000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0" style:family="text">
      <style:text-properties style:font-name="Symbol" fo:font-family="Symbol" style:font-name-complex="Symbol" style:font-family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-Absatz-Standardschriftart11111" style:family="text"/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Fuente_20_de_20_párrafo_20_predeter.1" style:display-name="WW-Fuente de párrafo predeter.1" style:family="text"/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WW-Fuente_20_de_20_párrafo_20_predeter." style:display-name="WW-Fuente de párrafo predeter." style:family="text"/>
    <style:style style:name="A7" style:family="text">
      <style:text-properties fo:color="#000000" style:font-name="Zapf Dingbats ITC" fo:font-family="'Zapf Dingbats ITC'" style:font-family-generic="roman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ca" fo:country="ES"/>
    </style:style>
    <style:style style:name="M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color="#000000" style:font-name="Calibri" fo:font-size="12pt" fo:language="ca" fo:country="ES" officeooo:rsid="007b1eb4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page-layout style:name="Mpm1">
      <style:page-layout-properties fo:page-width="21.001cm" fo:page-height="29.7cm" style:num-format="1" style:print-orientation="portrait" fo:margin-top="2cm" fo:margin-bottom="0.8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.7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70.19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70.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span text:style-name="MT1"><text:s text:c="26"/></text:span><text:span text:style-name="MT2">DOCUMENT D'ADAPTACIÓ CURRICULAR INDIVIDUALITZADA</text:span><text:span text:style-name="MT1"><text:tab/><text:tab/></text:span><text:span text:style-name="MT1"><text:page-number text:select-page="current">0</text:page-number></text:span><text:span text:style-name="MT1">/</text:span><text:span text:style-name="MT1"><text:page-count>7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3_" style:display-name="3" style:page-layout-name="Mpm3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4_" style:display-name="4" style:page-layout-name="Mpm4" style:next-style-name="_37_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5_" style:display-name="5" style:page-layout-name="Mpm5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6_" style:display-name="6" style:page-layout-name="Mpm6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7_" style:display-name="7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RFIL D’ÀREA </dc:title>
    <meta:creation-date>2014-11-13T12:46:01.636000000</meta:creation-date>
    <dc:date>2017-01-27T19:36:48.085339385</dc:date>
    <meta:editing-cycles>219</meta:editing-cycles>
    <meta:editing-duration>PT22H26M20S</meta:editing-duration>
    <meta:generator>LibreOffice/5.1.4.2$Linux_X86_64 LibreOffice_project/10m0$Build-2</meta:generator>
    <meta:document-statistic meta:table-count="1" meta:image-count="0" meta:object-count="0" meta:page-count="7" meta:paragraph-count="179" meta:word-count="2447" meta:character-count="15820" meta:non-whitespace-character-count="13462"/>
  </office:meta>
</office:document-meta>
</file>